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13EF0706DE0.jpg" manifest:media-type="image/jpeg"/>
  <manifest:file-entry manifest:full-path="Pictures/100000000000019200000192A250D7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courier, monospace"/>
    <style:font-face style:name="Courier New" svg:font-family="'Courier New'" style:font-family-generic="modern"/>
    <style:font-face style:name="arial" svg:font-family="arial" style:font-family-generic="swiss"/>
    <style:font-face style:name="Courier" svg:font-family="Courier" style:font-family-generic="modern" style:font-pitch="fixed"/>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P2"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P3"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4" style:family="paragraph" style:parent-style-name="Standard">
      <style:paragraph-properties fo:text-align="start" style:justify-single-word="false"/>
    </style:style>
    <style:style style:name="P5"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P6"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P7"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P8"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9"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P10" style:family="paragraph" style:parent-style-name="Header">
      <style:paragraph-properties fo:text-align="center" style:justify-single-word="false" style:snap-to-layout-grid="false"/>
    </style:style>
    <style:style style:name="P11"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P12"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P13" style:family="paragraph" style:parent-style-name="Text_20_body">
      <style:paragraph-properties fo:line-height="100%" fo:text-align="justify" style:justify-single-word="false">
        <style:tab-stops>
          <style:tab-stop style:position="3.069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Text_20_body">
      <style:paragraph-properties fo:line-height="100%" fo:text-align="start" style:justify-single-word="false">
        <style:tab-stops>
          <style:tab-stop style:position="3.069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5" style:family="paragraph" style:parent-style-name="Text_20_body">
      <style:paragraph-properties fo:line-height="150%" fo:text-align="justify" style:justify-single-word="false">
        <style:tab-stops>
          <style:tab-stop style:position="3.069cm"/>
        </style:tab-stops>
      </style:paragraph-properties>
      <style:text-properties style:font-name="arial"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Text_20_body">
      <style:paragraph-properties fo:line-height="150%" fo:text-align="justify" style:justify-single-word="false">
        <style:tab-stops>
          <style:tab-stop style:position="3.069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line-height="100%" fo:text-align="justify" style:justify-single-word="false">
        <style:tab-stops>
          <style:tab-stop style:position="3.069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paragraph-properties fo:line-height="150%" fo:text-align="start" style:justify-single-word="false">
        <style:tab-stops>
          <style:tab-stop style:position="3.069cm"/>
        </style:tab-stops>
      </style:paragraph-properties>
      <style:text-properties style:font-name="arial"/>
    </style:style>
    <style:style style:name="P19" style:family="paragraph" style:parent-style-name="Text_20_body">
      <style:paragraph-properties fo:line-height="100%" fo:text-align="start" style:justify-single-word="false">
        <style:tab-stops>
          <style:tab-stop style:position="3.069cm"/>
        </style:tab-stops>
      </style:paragraph-properties>
      <style:text-properties style:font-name="arial"/>
    </style:style>
    <style:style style:name="P20" style:family="paragraph" style:parent-style-name="Text_20_body">
      <style:paragraph-properties fo:line-height="100%" fo:text-align="start" style:justify-single-word="false">
        <style:tab-stops>
          <style:tab-stop style:position="3.069cm"/>
        </style:tab-stops>
      </style:paragraph-properties>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master-page-name="Standard">
      <style:paragraph-properties fo:line-height="150%" fo:text-align="justify" style:justify-single-word="false" style:page-number="auto" fo:break-before="page">
        <style:tab-stops>
          <style:tab-stop style:position="3.069cm"/>
        </style:tab-stops>
      </style:paragraph-properties>
      <style:text-properties style:font-name="arial"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Text_20_body">
      <style:paragraph-properties fo:line-height="150%" fo:text-align="justify" style:justify-single-word="false">
        <style:tab-stops>
          <style:tab-stop style:position="3.069cm"/>
        </style:tab-stops>
      </style:paragraph-properties>
      <style:text-properties style:font-name="courier new"/>
    </style:style>
    <style:style style:name="P23" style:family="paragraph" style:parent-style-name="Text_20_body">
      <style:paragraph-properties fo:line-height="100%" fo:text-align="start" style:justify-single-word="false">
        <style:tab-stops>
          <style:tab-stop style:position="3.069cm"/>
        </style:tab-stops>
      </style:paragraph-properties>
      <style:text-properties style:font-name="Courier"/>
    </style:style>
    <style:style style:name="T1" style:family="text">
      <style:text-properties fo:font-size="8pt" style:font-size-asian="8pt" style:font-size-complex="8pt"/>
    </style:style>
    <style:style style:name="T2" style:family="text">
      <style:text-properties style:font-name="Arial" fo:font-size="8pt" style:font-size-asian="8pt" style:font-size-complex="8pt"/>
    </style:style>
    <style:style style:name="T3" style:family="text">
      <style:text-properties style:font-name="Arial" fo:font-size="8pt" fo:font-weight="bold" style:font-size-asian="8pt" style:font-weight-asian="bold" style:font-name-complex="Arial" style:font-size-complex="8pt"/>
    </style:style>
    <style:style style:name="T4" style:family="text">
      <style:text-properties fo:font-style="italic" style:font-style-asian="italic" style:font-style-complex="italic"/>
    </style:style>
    <style:style style:name="T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style:font-name="arial"/>
    </style:style>
    <style:style style:name="T1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14"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16" style:family="text">
      <style:text-properties style:font-name="courier new"/>
    </style:style>
    <style:style style:name="T17" style:family="text">
      <style:text-properties style:font-name="Courier"/>
    </style:style>
    <style:style style:name="T18" style:family="text">
      <style:text-properties style:font-name="Courier" fo:font-size="9pt" style:font-size-asian="9pt" style:font-size-complex="9pt"/>
    </style:style>
    <style:style style:name="T19" style:family="text">
      <style:text-properties style:font-name="Courier" fo:font-size="9pt" fo:font-style="italic" fo:font-weight="normal" style:font-size-asian="9pt" style:font-style-asian="italic" style:font-weight-asian="normal" style:font-size-complex="9pt" style:font-style-complex="italic" style:font-weight-complex="normal"/>
    </style:style>
    <style:style style:name="T20"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egon examen de la Unitat Formativa M7 UF3. Servidors web i intermediaris.</text:p>
      <text:p text:style-name="Horizontal_20_Line"/>
      <text:p text:style-name="P15">Part teòrica: <text:s text:c="3"/><text:tab/><text:tab/>/ 9 punts</text:p>
      <text:p text:style-name="P15">Part pràctica: <text:tab/><text:tab/>/24 punts</text:p>
      <text:p text:style-name="P15">Total punts:<text:tab/><text:tab/>/ 9 + 24 : 33 punts</text:p>
      <text:p text:style-name="Horizontal_20_Line"/>
      <text:p text:style-name="P15"/>
      <text:p text:style-name="P17"><text:span text:style-name="T8">Pregunta 1</text:span> <text:span text:style-name="T4">(1 punt)</text:span>. Imagineu que sou els administradors d'una xarxa amb uns 100 ordinadors. Tots ells estan connectats via <text:span text:style-name="T4">switchs</text:span> a una sola línia ADSL per navegar per Internet i, sovint, troben que va molt lent. Proposa una solució “de les que hem vist en aquesta UF” per augmentar la velocitat de connexió a Internet.</text:p>
      <text:p text:style-name="P13"/>
      <text:p text:style-name="P13"/>
      <text:p text:style-name="P13"/>
      <text:p text:style-name="P13"><text:span text:style-name="T6">Pregunta 2</text:span><text:span text:style-name="T7"> </text:span>(2 punts)<text:span text:style-name="T7">. Tinc configurat el Squid amb les regles següents. Què passarà ?</text:span></text:p>
      <text:p text:style-name="P13"/>
      <text:p text:style-name="P14"><text:span text:style-name="T18">http_access allow all<text:line-break/>acl prohibit dstdomain .ctfc.cat<text:line-break/>acl prohibit dstdomain .escolaarrels.com<text:line-break/>http_access deny prohibit</text:span><text:span text:style-name="T16"><text:line-break/></text:span></text:p>
      <text:p text:style-name="P13"><text:span text:style-name="T6">Pregunta 3</text:span><text:span text:style-name="T7"> </text:span>(2 punts)<text:span text:style-name="T7">. Tinc configurat el Squid amb les regles següents. Indica una pàgina web que coneguis on podré accedir.</text:span></text:p>
      <text:p text:style-name="P13"/>
      <text:p text:style-name="P19"><text:span text:style-name="T18">acl anuncis url_regex http://www.*<text:line-break/></text:span><text:span text:style-name="T19">http_access allow !anuncis<text:line-break/>http_access deny all</text:span></text:p>
      <text:p text:style-name="P16"/>
      <text:p text:style-name="P16"><text:span text:style-name="T8">Pregunta 4</text:span> <text:span text:style-name="T4">(2 punts)</text:span>. Què significa que un proxy sigui “transparent” ?</text:p>
      <text:p text:style-name="P16"/>
      <text:p text:style-name="P16"/>
      <text:p text:style-name="P16"/>
      <text:p text:style-name="P16"><text:span text:style-name="T8">Pregunta 5</text:span> <text:span text:style-name="T4">(2 punts)</text:span>. Posa un exemple concret de perquè podria servir un reverse proxy.</text:p>
      <text:p text:style-name="P16"/>
      <text:p text:style-name="P16"/>
      <text:p text:style-name="P16"/>
      <text:p text:style-name="P16"><text:soft-page-break/></text:p>
      <text:p text:style-name="P16"><text:span text:style-name="T8">Pregunta 6</text:span> <text:span text:style-name="T4">(3 punts)</text:span>. Configura el Squid per tal que emmagatzemi els logs amb la informació següent (i en aquest ordre):</text:p>
      <text:p text:style-name="P20">Request URL<text:line-break/>HTTP Status Code<text:line-break/>GMT Time<text:line-break/>Server IP Address</text:p>
      <text:p text:style-name="P18"><text:span text:style-name="T5">I emmagatzemi els logs a </text:span><text:a xlink:type="simple" xlink:href="../../../../c:/squid/var/logs/examenlogs.txt"><text:span text:style-name="T16">c:/squid/var/logs/examenlogs.txt</text:span></text:a><text:span text:style-name="T16"><text:line-break/></text:span><text:span text:style-name="T9">Demostra-ho al professor per tal que ho corregeixi.</text:span></text:p>
      <text:p text:style-name="P22"/>
      <text:p text:style-name="P22"/>
      <text:p text:style-name="P18"><text:span text:style-name="T11">Pregunta 7</text:span><text:span text:style-name="T12"> </text:span><text:span text:style-name="T15">(4 punts)</text:span><text:span text:style-name="T12">. </text:span>Configureu el Squid per tal que demani nom d'usuari i contrasenya per navegar. Has de poder navegar amb usuari "<text:span text:style-name="T17">examen</text:span>" contrasenya "<text:span text:style-name="T17">administrador</text:span>".<text:line-break/></text:p>
      <text:p text:style-name="P19"><text:line-break/><text:span text:style-name="T13">Pregunta 8</text:span><text:span text:style-name="T10"> </text:span><text:span text:style-name="T14">(6 punts: 1-1-1-1-2)</text:span><text:span text:style-name="T10">. </text:span>Configura el Squid per tal que NO permeti navegar enlloc excepte:<text:line-break/><text:line-break/><text:span text:style-name="T17">- Ip: 193.144.12.8<text:line-break/>- Ip: 193.144.10.58<text:line-break/>- Domini: </text:span><text:a xlink:type="simple" xlink:href="http://www.pidepresupuesto.com/"><text:span text:style-name="T17">www.pidepresupuesto.com</text:span></text:a><text:span text:style-name="T17"><text:line-break/>- URL's que continguin la paraula “manel” dins seu.</text:span><text:line-break/><text:line-break/></text:p>
      <text:p text:style-name="P19"><text:span text:style-name="T11">Pregunta 9</text:span><text:span text:style-name="T12"> </text:span><text:span text:style-name="T15">(6 punts:2-2-2)</text:span><text:span text:style-name="T12">. <text:s/></text:span>Configura el Squid per tal que només permeti navegar de 8 a 12h del matí i però prohibeixi descarregar els fitxers amb les extensions següents:<text:line-break/><text:span text:style-name="T17">pif, bat, exe, mp3, avi, mpg, bin, cmd, jpg, gif<text:line-break/></text:span><text:line-break/>També, prohibir les paraules a la URL: <text:span text:style-name="T17">ballabriga</text:span>, <text:span text:style-name="T17">garriga</text:span></text:p>
      <text:p text:style-name="P23"/>
      <text:p text:style-name="P19"><text:span text:style-name="T11">Pregunta 10</text:span><text:span text:style-name="T12"> </text:span><text:span text:style-name="T15">(2 punts)</text:span><text:span text:style-name="T12">.</text:span> Quina és el darrer domini de la categoria “armes” segons les shallalist ?</text:p>
      <text:p text:style-name="P19"/>
      <text:p text:style-name="P19"/>
      <text:p text:style-name="P19"><text:span text:style-name="T11">Pregunta 11</text:span><text:span text:style-name="T12"> </text:span><text:span text:style-name="T15">(3 punts)</text:span><text:span text:style-name="T12">. Bloqueja totes les pàgines web que estiguin categoritzades com a webs relacionades amb armes. En el cas que vagi a una d'aquestes, ha de redirigir el client al web </text:span><text:span text:style-name="T20">http://www.barrapunto.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courier, monospace"/>
    <style:font-face style:name="Courier New" svg:font-family="'Courier New'" style:font-family-generic="modern"/>
    <style:font-face style:name="arial" svg:font-family="arial" style:font-family-generic="swiss"/>
    <style:font-face style:name="Courier" svg:font-family="Courier" style:font-family-generic="modern" style:font-pitch="fixed"/>
    <style:font-face style:name="Arrels" svg:font-family="Arrel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Arial1" fo:font-size="11pt" fo:language="ca"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2" fo:language="ca" fo:country="ES" fo:font-weight="bold" style:font-weight-asian="bold"/>
    </style:style>
    <style:style style:name="Heading_20_2" style:display-name="Heading 2" style:family="paragraph" style:parent-style-name="Standard" style:next-style-name="Standard" style:default-outline-level="2" style:class="text" style:master-page-name="">
      <style:paragraph-properties style:page-number="auto" fo:background-color="transparent" style:shadow="none" fo:keep-with-next="always">
        <style:tab-stops/>
        <style:background-image/>
      </style:paragraph-properties>
      <style:text-properties style:font-name="Arial" fo:text-shadow="1pt 1pt"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style:font-name="Arial" fo:language="ca" fo:country="ES" fo:font-weight="bold" style:font-weight-asian="bold" style:font-name-complex="Arial" style:font-size-complex="11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text-properties fo:font-variant="small-caps" fo:font-size="10pt" style:font-size-asian="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oa" style:family="paragraph" style:parent-style-name="Standard">
      <style:paragraph-properties fo:text-align="justify" style:justify-single-word="false" fo:orphans="0" fo:widows="0" fo:hyphenation-ladder-count="no-limit">
        <style:tab-stops>
          <style:tab-stop style:position="15.875cm"/>
          <style:tab-stop style:position="16.51cm" style:type="right"/>
        </style:tab-stops>
      </style:paragraph-properties>
      <style:text-properties style:font-name="Arial" fo:font-size="12pt" fo:language="en" fo:country="US" style:font-size-asian="12pt"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Symbol"/>
    </style:style>
    <style:style style:name="WW8Num8z0" style:family="text">
      <style:text-properties fo:color="#000000" style:font-name="Symbol"/>
    </style:style>
    <style:style style:name="WW8Num8z1" style:family="text">
      <style:text-properties fo:color="#000000"/>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font-name-complex="Courier New"/>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1" style:family="text">
      <style:text-properties fo:color="#000000" style:font-name="Symbol"/>
    </style:style>
    <style:style style:name="WW8Num18z0" style:family="text">
      <style:text-properties fo:color="#000000"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St2z0" style:family="text">
      <style:text-properties style:font-name="Symbol"/>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4cm"/>
        <style:text-properties style:font-name="Symbol"/>
      </text:list-level-style-bullet>
      <text:list-level-style-bullet text:level="2" text:style-name="WW8Num5z0" text:bullet-char="">
        <style:list-level-properties text:space-before="1.905cm" text:min-label-width="0.4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4cm"/>
        <style:text-properties style:font-name="Symbol"/>
      </text:list-level-style-bullet>
      <text:list-level-style-number text:level="2" text:style-name="WW8Num8z1" style:num-suffix="." style:num-format="1">
        <style:list-level-properties text:space-before="2.54cm" text:min-label-width="0.635cm"/>
      </text:list-level-style-number>
      <text:list-level-style-bullet text:level="3" text:style-name="WW8Num8z2" text:bullet-char="">
        <style:list-level-properties text:space-before="3.81cm" text:min-label-width="0.635cm"/>
        <style:text-properties style:font-name="Wingdings"/>
      </text:list-level-style-bullet>
      <text:list-level-style-bullet text:level="4" text:style-name="WW8Num8z3" text:bullet-char="">
        <style:list-level-properties text:space-before="5.08cm" text:min-label-width="0.635cm"/>
        <style:text-properties style:font-name="Symbol"/>
      </text:list-level-style-bullet>
      <text:list-level-style-bullet text:level="5" text:style-name="WW8Num8z4" text:bullet-char="o">
        <style:list-level-properties text:space-before="6.35cm" text:min-label-width="0.635cm"/>
        <style:text-properties fo:font-family="'Courier New'" style:font-family-generic="modern" style:font-pitch="fixed"/>
      </text:list-level-style-bullet>
      <text:list-level-style-bullet text:level="6" text:style-name="WW8Num8z2" text:bullet-char="">
        <style:list-level-properties text:space-before="7.62cm" text:min-label-width="0.635cm"/>
        <style:text-properties style:font-name="Wingdings"/>
      </text:list-level-style-bullet>
      <text:list-level-style-bullet text:level="7" text:style-name="WW8Num8z3" text:bullet-char="">
        <style:list-level-properties text:space-before="8.89cm" text:min-label-width="0.635cm"/>
        <style:text-properties style:font-name="Symbol"/>
      </text:list-level-style-bullet>
      <text:list-level-style-bullet text:level="8" text:style-name="WW8Num8z4" text:bullet-char="o">
        <style:list-level-properties text:space-before="10.16cm" text:min-label-width="0.635cm"/>
        <style:text-properties fo:font-family="'Courier New'" style:font-family-generic="modern" style:font-pitch="fixed"/>
      </text:list-level-style-bullet>
      <text:list-level-style-bullet text:level="9" text:style-name="WW8Num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4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bullet text:level="2" text:style-name="WW8Num16z1" text:bullet-char="">
        <style:list-level-properties text:space-before="1.27cm" text:min-label-width="0.4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4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text:start-value="2">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2" style:family="table">
      <style:table-properties style:width="17.013cm" fo:margin-left="0cm" fo:margin-right="-0.012cm" table:align="margins" style:writing-mode="lr-tb"/>
    </style:style>
    <style:style style:name="Taula2.A" style:family="table-column">
      <style:table-column-properties style:column-width="6.826cm" style:rel-column-width="26295*"/>
    </style:style>
    <style:style style:name="Taula2.B" style:family="table-column">
      <style:table-column-properties style:column-width="8.67cm" style:rel-column-width="33396*"/>
    </style:style>
    <style:style style:name="Taula2.C" style:family="table-column">
      <style:table-column-properties style:column-width="1.517cm" style:rel-column-width="5844*"/>
    </style:style>
    <style:style style:name="Taula2.A1" style:family="table-cell">
      <style:table-cell-properties style:vertical-align="middle" fo:background-color="#e6e6e6"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background-image/>
      </style:table-cell-properties>
    </style:style>
    <style:style style:name="Taula2.B1" style:family="table-cell">
      <style:table-cell-properties style:vertical-align="middle" fo:background-color="#e6e6e6"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background-image/>
      </style:table-cell-properties>
    </style:style>
    <style:style style:name="Taula3" style:family="table">
      <style:table-properties style:width="8.493cm" fo:margin-left="0cm" fo:margin-right="0.018cm" table:align="margins" style:writing-mode="lr-tb"/>
    </style:style>
    <style:style style:name="Taula3.A" style:family="table-column">
      <style:table-column-properties style:column-width="3.983cm" style:rel-column-width="30732*"/>
    </style:style>
    <style:style style:name="Taula3.B" style:family="table-column">
      <style:table-column-properties style:column-width="2.42cm" style:rel-column-width="18673*"/>
    </style:style>
    <style:style style:name="Taula3.C" style:family="table-column">
      <style:table-column-properties style:column-width="2.09cm" style:rel-column-width="16130*"/>
    </style:style>
    <style:style style:name="Taula3.1" style:family="table-row">
      <style:table-row-properties style:min-row-height="0.651cm" fo:keep-together="auto"/>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 style:family="table-cell">
      <style:table-cell-properties style:vertical-align="middle" fo:padding-left="0.123cm" fo:padding-right="0.123cm" fo:padding-top="0cm" fo:padding-bottom="0cm" fo:border="0.5pt solid #000000" style:writing-mode="lr-tb"/>
    </style:style>
    <style:style style:name="Taula3.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ula2.C1.1" style:family="table-row">
      <style:table-row-properties style:min-row-height="1.078cm"/>
    </style:style>
    <style:style style:name="Taula2.C1.1.1" style:family="table-cell">
      <style:table-cell-properties style:vertical-align="middle" fo:background-color="#e6e6e6"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background-image/>
      </style:table-cell-properties>
    </style:style>
    <style:style style:name="Taula2.C1.2" style:family="table-row">
      <style:table-row-properties style:min-row-height="1.109cm"/>
    </style:style>
    <style:style style:name="Taula2.C1.1.2" style:family="table-cell">
      <style:table-cell-properties style:vertical-align="middle" fo:background-color="#e6e6e6"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background-image/>
      </style:table-cell-properties>
    </style:style>
    <style:style style:name="Table29" style:family="table">
      <style:table-properties style:width="24.306cm" fo:margin-left="0.224cm" table:align="left" style:writing-mode="lr-tb"/>
    </style:style>
    <style:style style:name="Table29.A" style:family="table-column">
      <style:table-column-properties style:column-width="2.785cm"/>
    </style:style>
    <style:style style:name="Table29.B" style:family="table-column">
      <style:table-column-properties style:column-width="19.719cm"/>
    </style:style>
    <style:style style:name="Table29.C" style:family="table-column">
      <style:table-column-properties style:column-width="1.803cm"/>
    </style:style>
    <style:style style:name="Table29.1" style:family="table-row">
      <style:table-row-properties fo:keep-together="always"/>
    </style:style>
    <style:style style:name="Table29.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9.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9.C1.1" style:family="table-row">
      <style:table-row-properties style:min-row-height="1.078cm" fo:keep-together="always"/>
    </style:style>
    <style:style style:name="Table29.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29.C1.2" style:family="table-row">
      <style:table-row-properties style:min-row-height="1.109cm" fo:keep-together="always"/>
    </style:style>
    <style:style style:name="Table29.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28" style:family="table">
      <style:table-properties style:width="24.306cm" fo:margin-left="0.224cm" table:align="left" style:writing-mode="lr-tb"/>
    </style:style>
    <style:style style:name="Table28.A" style:family="table-column">
      <style:table-column-properties style:column-width="0.699cm"/>
    </style:style>
    <style:style style:name="Table28.B" style:family="table-column">
      <style:table-column-properties style:column-width="21.805cm"/>
    </style:style>
    <style:style style:name="Table28.C" style:family="table-column">
      <style:table-column-properties style:column-width="1.803cm"/>
    </style:style>
    <style:style style:name="Table28.1" style:family="table-row">
      <style:table-row-properties style:min-row-height="0.688cm" fo:keep-together="always"/>
    </style:style>
    <style:style style:name="Table28.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28.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28.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Table31" style:family="table">
      <style:table-properties style:width="16.556cm" fo:margin-left="0.224cm" table:align="left" style:writing-mode="lr-tb"/>
    </style:style>
    <style:style style:name="Table31.A" style:family="table-column">
      <style:table-column-properties style:column-width="2.785cm"/>
    </style:style>
    <style:style style:name="Table31.B" style:family="table-column">
      <style:table-column-properties style:column-width="12.217cm"/>
    </style:style>
    <style:style style:name="Table31.C" style:family="table-column">
      <style:table-column-properties style:column-width="1.554cm"/>
    </style:style>
    <style:style style:name="Table31.1" style:family="table-row">
      <style:table-row-properties fo:keep-together="always"/>
    </style:style>
    <style:style style:name="Table31.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1.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1.C1.1" style:family="table-row">
      <style:table-row-properties style:min-row-height="1.078cm" fo:keep-together="always"/>
    </style:style>
    <style:style style:name="Table31.C1.1.1" style:family="table-cell">
      <style:table-cell-properties style:vertical-align="middle" style:border-line-width-right="0.039cm 0.039cm 0.039cm" style:border-line-width-top="0.039cm 0.039cm 0.039cm" fo:padding-left="0.123cm" fo:padding-right="0.123cm" fo:padding-top="0cm" fo:padding-bottom="0cm" fo:border-left="0.5pt solid #000000" fo:border-right="1.1pt double #000000" fo:border-top="1.1pt double #000000" fo:border-bottom="0.5pt solid #000000" style:writing-mode="lr-tb"/>
    </style:style>
    <style:style style:name="Table31.C1.2" style:family="table-row">
      <style:table-row-properties style:min-row-height="1.109cm" fo:keep-together="always"/>
    </style:style>
    <style:style style:name="Table31.C1.1.2" style:family="table-cell">
      <style:table-cell-properties style:vertical-align="middle" style:border-line-width-right="0.039cm 0.039cm 0.039cm" style:border-line-width-bottom="0.039cm 0.039cm 0.039cm" fo:padding-left="0.123cm" fo:padding-right="0.123cm" fo:padding-top="0cm" fo:padding-bottom="0cm" fo:border-left="0.5pt solid #000000" fo:border-right="1.1pt double #000000" fo:border-top="none" fo:border-bottom="1.1pt double #000000" style:writing-mode="lr-tb"/>
    </style:style>
    <style:style style:name="Table30" style:family="table">
      <style:table-properties style:width="16.556cm" fo:margin-left="0.224cm" table:align="left" style:writing-mode="lr-tb"/>
    </style:style>
    <style:style style:name="Table30.A" style:family="table-column">
      <style:table-column-properties style:column-width="0.699cm"/>
    </style:style>
    <style:style style:name="Table30.B" style:family="table-column">
      <style:table-column-properties style:column-width="13.804cm"/>
    </style:style>
    <style:style style:name="Table30.C" style:family="table-column">
      <style:table-column-properties style:column-width="2.053cm"/>
    </style:style>
    <style:style style:name="Table30.1" style:family="table-row">
      <style:table-row-properties style:min-row-height="0.688cm" fo:keep-together="always"/>
    </style:style>
    <style:style style:name="Table30.A1" style:family="table-cell">
      <style:table-cell-properties style:vertical-align="middle" style:border-line-width-left="0.039cm 0.039cm 0.039cm" style:border-line-width-top="0.039cm 0.039cm 0.039cm" style:border-line-width-bottom="0.039cm 0.039cm 0.039cm" fo:padding-left="0.123cm" fo:padding-right="0.123cm" fo:padding-top="0cm" fo:padding-bottom="0cm" fo:border-left="1.1pt double #000000" fo:border-right="none" fo:border-top="1.1pt double #000000" fo:border-bottom="1.1pt double #000000" style:writing-mode="lr-tb"/>
    </style:style>
    <style:style style:name="Table30.B1" style:family="table-cell">
      <style:table-cell-properties style:vertical-align="middle" style:border-line-width-top="0.039cm 0.039cm 0.039cm" style:border-line-width-bottom="0.039cm 0.039cm 0.039cm" fo:padding-left="0.123cm" fo:padding-right="0.123cm" fo:padding-top="0cm" fo:padding-bottom="0cm" fo:border-left="0.5pt solid #000000" fo:border-right="none" fo:border-top="1.1pt double #000000" fo:border-bottom="1.1pt double #000000" style:writing-mode="lr-tb"/>
    </style:style>
    <style:style style:name="Table30.C1" style:family="table-cell">
      <style:table-cell-properties style:vertical-align="middle" style:border-line-width-right="0.039cm 0.039cm 0.039cm" style:border-line-width-top="0.039cm 0.039cm 0.039cm" style:border-line-width-bottom="0.039cm 0.039cm 0.039cm" fo:padding-left="0.123cm" fo:padding-right="0.123cm" fo:padding-top="0cm" fo:padding-bottom="0cm" fo:border-left="0.5pt solid #000000" fo:border-right="1.1pt double #000000" fo:border-top="1.1pt double #000000" fo:border-bottom="1.1pt double #000000" style:writing-mode="lr-tb"/>
    </style:style>
    <style:style style:name="MP1" style:family="paragraph" style:parent-style-name="Standard">
      <style:paragraph-properties fo:text-align="center" style:justify-single-word="false" style:snap-to-layout-grid="false">
        <style:tab-stops>
          <style:tab-stop style:position="57.542cm"/>
        </style:tab-stops>
      </style:paragraph-properties>
      <style:text-properties fo:color="#339966" fo:font-size="4pt" fo:letter-spacing="-0.004cm" fo:font-weight="bold" style:font-size-asian="4pt" style:font-weight-asian="bold" style:font-size-complex="4pt"/>
    </style:style>
    <style:style style:name="MP2" style:family="paragraph" style:parent-style-name="Header">
      <style:paragraph-properties fo:margin-left="0cm" fo:margin-right="0cm" fo:text-indent="0cm" style:auto-text-indent="false" style:snap-to-layout-grid="false"/>
      <style:text-properties style:font-name="Arial" fo:font-size="9pt" fo:font-weight="bold" style:font-size-asian="9pt" style:font-weight-asian="bold"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fo:font-weight="bold" style:font-size-asian="9pt" style:font-weight-asian="bold" style:font-name-complex="Arial" style:font-size-complex="9pt"/>
    </style:style>
    <style:style style:name="MP4" style:family="paragraph" style:parent-style-name="Header">
      <style:paragraph-properties style:snap-to-layout-grid="false"/>
      <style:text-properties style:font-name="Arial" fo:font-size="9pt" fo:font-weight="bold" style:font-size-asian="9pt" style:font-weight-asian="bold" style:font-name-complex="Arial" style:font-size-complex="9pt"/>
    </style:style>
    <style:style style:name="MP5"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6" style:family="paragraph" style:parent-style-name="Header">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7" style:family="paragraph" style:parent-style-name="Standard">
      <style:paragraph-properties fo:text-align="center" style:justify-single-word="false" style:snap-to-layout-grid="false"/>
      <style:text-properties style:font-name="Arial" fo:font-size="8pt" fo:font-weight="bold" style:font-size-asian="8pt" style:font-weight-asian="bold" style:font-name-complex="Arial" style:font-size-complex="8pt"/>
    </style:style>
    <style:style style:name="MP8" style:family="paragraph" style:parent-style-name="Standard">
      <style:paragraph-properties fo:text-align="start" style:justify-single-word="false"/>
    </style:style>
    <style:style style:name="MP9" style:family="paragraph" style:parent-style-name="Footnote">
      <style:paragraph-properties>
        <style:tab-stops>
          <style:tab-stop style:position="7.5cm" style:type="center"/>
          <style:tab-stop style:position="16.722cm" style:type="right"/>
        </style:tab-stops>
      </style:paragraph-properties>
      <style:text-properties style:font-name="Arrels"/>
    </style:style>
    <style:style style:name="MP10" style:family="paragraph" style:parent-style-name="Standard">
      <style:paragraph-properties style:snap-to-layout-grid="false"/>
      <style:text-properties fo:color="#339966" style:font-name="Arial" fo:font-size="4pt" fo:letter-spacing="-0.004cm" fo:language="es" fo:country="ES" fo:font-weight="bold" style:font-size-asian="4pt" style:language-asian="es" style:country-asian="ES" style:font-weight-asian="bold" style:font-weight-complex="bold"/>
    </style:style>
    <style:style style:name="MP11" style:family="paragraph" style:parent-style-name="Header">
      <style:paragraph-properties fo:margin-left="0.563cm" fo:margin-right="0cm" fo:text-indent="0cm" style:auto-text-indent="false" style:snap-to-layout-grid="false">
        <style:tab-stops>
          <style:tab-stop style:position="6.937cm" style:type="center"/>
          <style:tab-stop style:position="10.515cm" style:type="right"/>
        </style:tab-stops>
      </style:paragraph-properties>
      <style:text-properties style:font-name="Arial" fo:font-size="8pt" fo:font-weight="bold" style:font-size-asian="8pt" style:font-weight-asian="bold" style:font-name-complex="Arial" style:font-size-complex="8pt"/>
    </style:style>
    <style:style style:name="MP12"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style style:name="MT2" style:family="text">
      <style:text-properties style:font-name="Arial" fo:font-size="8pt" style:font-size-asian="8pt" style:font-size-complex="8pt"/>
    </style:style>
    <style:style style:name="MT3" style:family="text">
      <style:text-properties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none" style:vertical-pos="top" style:vertical-rel="baseline" style:horizontal-pos="center" style:horizontal-rel="paragraph-content" style:flow-with-text="true"/>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cm" fo:margin-bottom="0.6cm" fo:margin-left="2cm" fo:margin-right="2cm" fo:background-color="transparent" style:writing-mode="lr-tb" style:layout-grid-color="#c0c0c0" style:layout-grid-lines="45"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style:background-image/>
        </style:header-footer-properties>
      </style:header-style>
      <style:footer-style>
        <style:header-footer-properties fo:min-height="0.6cm" fo:margin-left="0cm" fo:margin-right="0cm" fo:margin-top="0.499cm" fo:border-top="none" fo:border-bottom="1.11pt double #000000" fo:border-left="1.11pt double #000000" fo:border-right="1.11pt double #000000" style:border-line-width-bottom="0.039cm 0.039cm 0.039cm" style:border-line-width-left="0.039cm 0.039cm 0.039cm" style:border-line-width-right="0.039cm 0.039cm 0.039cm" fo:padding="0.049cm" style:shadow="none" fo:background-color="#e6e6e6"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0.6cm" fo:margin-bottom="0.4cm" fo:margin-left="2.501cm" fo:margin-right="2.501cm" style:writing-mode="lr-tb" style:layout-grid-color="#c0c0c0" style:layout-grid-lines="3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02cm" style:dynamic-spacing="true"/>
      </style:header-style>
      <style:footer-style>
        <style:header-footer-properties fo:min-height="1.6cm" fo:margin-left="0cm" fo:margin-right="0cm" fo:margin-top="1.501cm" style:dynamic-spacing="true"/>
      </style:footer-style>
    </style:page-layout>
    <style:page-layout style:name="Mpm4">
      <style:page-layout-properties fo:page-width="20.999cm" fo:page-height="29.699cm" style:num-format="1" style:print-orientation="portrait" fo:margin-top="0.6cm" fo:margin-bottom="0.4cm" fo:margin-left="2cm" fo:margin-right="2cm" style:writing-mode="lr-tb" style:layout-grid-color="#c0c0c0" style:layout-grid-lines="4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901cm" fo:margin-left="0cm" fo:margin-right="0cm" fo:margin-bottom="1.803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row>
            <table:table-cell table:style-name="Taula2.A1" office:value-type="string">
              <text:p text:style-name="MP1"><draw:frame draw:style-name="Mfr1" draw:name="Imatges2" text:anchor-type="as-char" svg:width="2.411cm" svg:height="1.905cm" draw:z-index="1"><draw:image xlink:href="Pictures/100000000000019D0000013EF0706DE0.jpg" xlink:type="simple" xlink:show="embed" xlink:actuate="onLoad"/></draw:frame></text:p>
            </table:table-cell>
            <table:table-cell table:style-name="Taula2.B1" office:value-type="string">
              <text:p text:style-name="Header"><draw:frame draw:style-name="Mfr2" draw:name="Marc1" text:anchor-type="as-char" svg:width="8.511cm" draw:z-index="3"><draw:text-box fo:min-height="2.099cm"><table:table table:name="Taula3" table:style-name="Taula3"><table:table-column table:style-name="Taula3.A"/><table:table-column table:style-name="Taula3.B"/><table:table-column table:style-name="Taula3.C"/><table:table-row table:style-name="Taula3.1"><table:table-cell table:style-name="Taula3.A1" table:number-columns-spanned="2" office:value-type="string"><text:p text:style-name="MP2">Alumne/a:</text:p></table:table-cell><table:covered-table-cell/><table:table-cell table:style-name="Taula3.C1" office:value-type="string"><text:p text:style-name="MP3">Qualificació</text:p></table:table-cell></table:table-row><table:table-row table:style-name="Taula3.1"><table:table-cell table:style-name="Taula3.A2" office:value-type="string"><text:p text:style-name="MP4">Prova: Examen servidors intermediaris</text:p></table:table-cell><table:table-cell table:style-name="Taula3.A2" office:value-type="string"><text:p text:style-name="MP4">Data: 25/02/14</text:p></table:table-cell><table:table-cell table:style-name="Taula3.C2" table:number-rows-spanned="2" office:value-type="string"><text:p text:style-name="MP5"/></table:table-cell></table:table-row><table:table-row table:style-name="Taula3.1"><table:table-cell table:style-name="Taula3.A2" office:value-type="string"><text:p text:style-name="MP4">Crèdit / Matèria:<text:line-break/>IC10-2 M7 UF3</text:p></table:table-cell><table:table-cell table:style-name="Taula3.A2" office:value-type="string"><text:p text:style-name="MP2">Grup: IC10-2</text:p></table:table-cell><table:covered-table-cell/></table:table-row></table:table></draw:text-box></draw:frame></text:p>
            </table:table-cell>
            <table:table-cell>
              <table:table table:is-sub-table="true">
                <table:table-column table:style-name="Taula2.C"/>
                <table:table-row table:style-name="Taula2.C1.1">
                  <table:table-cell table:style-name="Taula2.C1.1.1" office:value-type="string">
                    <text:p text:style-name="MP6">Revisió</text:p>
                  </table:table-cell>
                </table:table-row>
                <table:table-row table:style-name="Taula2.C1.2">
                  <table:table-cell table:style-name="Taula2.C1.1.2" office:value-type="string">
                    <text:p text:style-name="MP7">'001</text:p>
                  </table:table-cell>
                </table:table-row>
              </table:table>
            </table:table-cell>
          </table:table-row>
        </table:table>
        <text:p text:style-name="MP8"/>
      </style:header>
      <style:footer>
        <text:p text:style-name="MP9"><text:span text:style-name="MT1"><text:tab/></text:span><text:span text:style-name="MT2"><text:file-name text:display="name">M7 UF3 ExamenServidorsIntermediaris</text:file-name></text:span><text:span text:style-name="MT2"><text:tab/>Pàgina </text:span><text:span text:style-name="MT2"><text:page-number text:select-page="current">2</text:page-number></text:span><text:span text:style-name="MT2"> de </text:span><text:span text:style-name="MT2"><text:page-count>2</text:page-count></text:span></text:p>
      </style:footer>
    </style:master-page>
    <style:master-page style:name="HTML" style:page-layout-name="Mpm2"/>
    <style:master-page style:name="Convert_20_1" style:display-name="Convert 1" style:page-layout-name="Mpm3">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3" draw:name="graphics4" text:anchor-type="as-char" svg:width="2.411cm" svg:height="1.905cm" draw:z-index="0"><draw:image xlink:href="Pictures/100000000000019D0000013EF0706DE0.jpg" xlink:type="simple" xlink:show="embed" xlink:actuate="onLoad"/></draw:frame></text:p>
            </table:table-cell>
            <table:table-cell table:style-name="Table29.B1" office:value-type="string">
              <text:p text:style-name="MP5">C.30 DESENVOLUPAR L’ENSENYAMENT-APRENENTATGE</text:p>
            </table:table-cell>
            <table:table-cell>
              <table:table table:is-sub-table="true">
                <table:table-column table:style-name="Table29.C"/>
                <table:table-row table:style-name="Table29.C1.1">
                  <table:table-cell table:style-name="Table29.C1.1.1" office:value-type="string">
                    <text:p text:style-name="MP6">Revisió</text:p>
                  </table:table-cell>
                </table:table-row>
                <table:table-row table:style-name="Table29.C1.2">
                  <table:table-cell table:style-name="Table29.C1.1.2" office:value-type="string">
                    <text:p text:style-name="MP7">001</text:p>
                  </table:table-cell>
                </table:table-row>
              </table:table>
            </table:table-cell>
          </table:table-row>
        </table:table>
        <text:p text:style-name="Header"/>
      </style:header>
      <style:footer>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MP10"><draw:frame draw:style-name="Mfr4" draw:name="graphics3" text:anchor-type="char" svg:x="-0.062cm" svg:y="-1.166cm" svg:width="0.596cm" svg:height="0.596cm" draw:z-index="0"><draw:image xlink:href="Pictures/100000000000019200000192A250D7F4.jpg" xlink:type="simple" xlink:show="embed" xlink:actuate="onLoad"/></draw:frame></text:p>
            </table:table-cell>
            <table:table-cell table:style-name="Table28.B1" office:value-type="string">
              <text:p text:style-name="MP11">PR_C.30 Mapa del procés C.30</text:p>
            </table:table-cell>
            <table:table-cell table:style-name="Table28.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2</text:page-count></text:span></text:span></text:p>
            </table:table-cell>
          </table:table-row>
        </table:table>
        <text:p text:style-name="Footnote"/>
      </style:footer>
    </style:master-page>
    <style:master-page style:name="Convert_20_2" style:display-name="Convert 2" style:page-layout-name="Mpm4">
      <style:header>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MP1"><draw:frame draw:style-name="Mfr3" draw:name="graphics6" text:anchor-type="as-char" svg:width="2.411cm" svg:height="1.905cm" draw:z-index="0"><draw:image xlink:href="Pictures/100000000000019D0000013EF0706DE0.jpg" xlink:type="simple" xlink:show="embed" xlink:actuate="onLoad"/></draw:frame></text:p>
            </table:table-cell>
            <table:table-cell table:style-name="Table31.B1" office:value-type="string">
              <text:p text:style-name="MP5">C.30 MAPA DEL PROCÉS C.30</text:p>
            </table:table-cell>
            <table:table-cell>
              <table:table table:is-sub-table="true">
                <table:table-column table:style-name="Table31.C"/>
                <table:table-row table:style-name="Table31.C1.1">
                  <table:table-cell table:style-name="Table31.C1.1.1" office:value-type="string">
                    <text:p text:style-name="MP6">Revisió</text:p>
                  </table:table-cell>
                </table:table-row>
                <table:table-row table:style-name="Table31.C1.2">
                  <table:table-cell table:style-name="Table31.C1.1.2" office:value-type="string">
                    <text:p text:style-name="MP7">001</text:p>
                  </table:table-cell>
                </table:table-row>
              </table:table>
            </table:table-cell>
          </table:table-row>
        </table:table>
        <text:p text:style-name="Header"/>
      </style:header>
      <style:footer>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MP10"><draw:frame draw:style-name="Mfr4" draw:name="graphics5" text:anchor-type="char" svg:x="-0.062cm" svg:y="-1.166cm" svg:width="0.596cm" svg:height="0.596cm" draw:z-index="0"><draw:image xlink:href="Pictures/100000000000019200000192A250D7F4.jpg" xlink:type="simple" xlink:show="embed" xlink:actuate="onLoad"/></draw:frame></text:p>
            </table:table-cell>
            <table:table-cell table:style-name="Table30.B1" office:value-type="string">
              <text:p text:style-name="MP11">PR_C.30 Mapa del pocés C.30</text:p>
            </table:table-cell>
            <table:table-cell table:style-name="Table30.C1" office:value-type="string">
              <text:p text:style-name="MP12"><text:span text:style-name="MT3">Pàg. </text:span><text:span text:style-name="Page_20_Number"><text:span text:style-name="MT3"><text:page-number text:select-page="current"/></text:span></text:span><text:span text:style-name="Page_20_Number"><text:span text:style-name="MT3">/</text:span></text:span><text:span text:style-name="Page_20_Number"><text:span text:style-name="MT3"><text:page-count style:num-format="1">2</text:page-count></text:span></text:span></text:p>
            </table:table-cell>
          </table:table-row>
        </table:table>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03</meta:generator>
    <dc:title>TÍTOL DEL DOCUMENT (Fitxer/Propietats/Descripció)</dc:title>
    <meta:initial-creator>usuari</meta:initial-creator>
    <meta:creation-date>2006-06-15T15:14:00</meta:creation-date>
    <dc:date>2014-03-24T22:17:39</dc:date>
    <meta:print-date>2007-03-02T17:20:29</meta:print-date>
    <dc:language>es-ES</dc:language>
    <meta:editing-cycles>226</meta:editing-cycles>
    <meta:editing-duration>P1DT21H35M49S</meta:editing-duration>
    <dc:creator>Gerard Ballabriga</dc:creator>
    <meta:document-statistic meta:table-count="6" meta:image-count="5" meta:object-count="0" meta:page-count="2" meta:paragraph-count="42" meta:word-count="428" meta:character-count="2664" meta:non-whitespace-character-count="2251"/>
    <meta:user-defined meta:name="Info 1"/>
    <meta:user-defined meta:name="Info 2"/>
    <meta:user-defined meta:name="Info 3"/>
    <meta:user-defined meta:name="Info 4"/>
  </office:meta>
</office:document-meta>
</file>